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  <style:text-properties officeooo:rsid="000f572d" officeooo:paragraph-rsid="0010f4b7"/>
    </style:style>
    <style:style style:name="P2" style:family="paragraph" style:parent-style-name="Preformatted_20_Text">
      <style:paragraph-properties fo:margin-top="0cm" fo:margin-bottom="0.499cm" style:contextual-spacing="false"/>
      <style:text-properties officeooo:rsid="000f572d" officeooo:paragraph-rsid="0013d7e9"/>
    </style:style>
    <style:style style:name="P3" style:family="paragraph" style:parent-style-name="Preformatted_20_Text">
      <style:paragraph-properties fo:margin-top="0cm" fo:margin-bottom="0.499cm" style:contextual-spacing="false"/>
      <style:text-properties officeooo:rsid="000f572d" officeooo:paragraph-rsid="0019d03d"/>
    </style:style>
    <style:style style:name="P4" style:family="paragraph" style:parent-style-name="Preformatted_20_Text">
      <style:paragraph-properties fo:margin-top="0cm" fo:margin-bottom="0.499cm" style:contextual-spacing="false"/>
      <style:text-properties officeooo:rsid="000f572d" officeooo:paragraph-rsid="001a6fd1"/>
    </style:style>
    <style:style style:name="P5" style:family="paragraph" style:parent-style-name="Preformatted_20_Text">
      <style:paragraph-properties fo:margin-top="0cm" fo:margin-bottom="0.499cm" style:contextual-spacing="false"/>
      <style:text-properties officeooo:rsid="000f572d" officeooo:paragraph-rsid="001c1572"/>
    </style:style>
    <style:style style:name="P6" style:family="paragraph" style:parent-style-name="Standard">
      <style:text-properties officeooo:rsid="000f572d" officeooo:paragraph-rsid="000f572d"/>
    </style:style>
    <style:style style:name="P7" style:family="paragraph" style:parent-style-name="Standard">
      <style:text-properties officeooo:rsid="000f572d" officeooo:paragraph-rsid="0011d9b6"/>
    </style:style>
    <style:style style:name="P8" style:family="paragraph" style:parent-style-name="Standard">
      <style:paragraph-properties fo:margin-top="0cm" fo:margin-bottom="0.499cm" style:contextual-spacing="false"/>
      <style:text-properties officeooo:rsid="000f572d" officeooo:paragraph-rsid="0011d9b6"/>
    </style:style>
    <style:style style:name="P9" style:family="paragraph" style:parent-style-name="Preformatted_20_Text">
      <style:paragraph-properties fo:margin-top="0cm" fo:margin-bottom="0.499cm" style:contextual-spacing="false"/>
      <style:text-properties officeooo:rsid="000f572d" officeooo:paragraph-rsid="002022f6"/>
    </style:style>
    <style:style style:name="P10" style:family="paragraph" style:parent-style-name="Preformatted_20_Text">
      <style:paragraph-properties fo:margin-top="0cm" fo:margin-bottom="0.499cm" style:contextual-spacing="false"/>
      <style:text-properties officeooo:rsid="000f572d" officeooo:paragraph-rsid="0025ce61"/>
    </style:style>
    <style:style style:name="P11" style:family="paragraph" style:parent-style-name="Preformatted_20_Text">
      <style:paragraph-properties fo:margin-top="0cm" fo:margin-bottom="0.499cm" style:contextual-spacing="false"/>
      <style:text-properties officeooo:paragraph-rsid="0010f4b7"/>
    </style:style>
    <style:style style:name="P12" style:family="paragraph" style:parent-style-name="Preformatted_20_Text">
      <style:text-properties officeooo:paragraph-rsid="0010f4b7"/>
    </style:style>
    <style:style style:name="P13" style:family="paragraph" style:parent-style-name="Preformatted_20_Text">
      <style:paragraph-properties fo:margin-top="0cm" fo:margin-bottom="0.499cm" style:contextual-spacing="false"/>
      <style:text-properties officeooo:paragraph-rsid="0013d7e9"/>
    </style:style>
    <style:style style:name="P14" style:family="paragraph" style:parent-style-name="Preformatted_20_Text">
      <style:paragraph-properties fo:margin-top="0cm" fo:margin-bottom="0.499cm" style:contextual-spacing="false"/>
      <style:text-properties style:text-underline-style="solid" style:text-underline-width="auto" style:text-underline-color="font-color" officeooo:rsid="000ef886" officeooo:paragraph-rsid="0013d7e9"/>
    </style:style>
    <style:style style:name="P15" style:family="paragraph" style:parent-style-name="Standard">
      <style:text-properties style:text-underline-style="solid" style:text-underline-width="auto" style:text-underline-color="font-color" officeooo:rsid="000ef886" officeooo:paragraph-rsid="000ef886"/>
    </style:style>
    <style:style style:name="P16" style:family="paragraph" style:parent-style-name="Preformatted_20_Text">
      <style:paragraph-properties fo:margin-top="0cm" fo:margin-bottom="0.499cm" style:contextual-spacing="false"/>
      <style:text-properties officeooo:paragraph-rsid="0016adb2"/>
    </style:style>
    <style:style style:name="P17" style:family="paragraph" style:parent-style-name="Preformatted_20_Text">
      <style:paragraph-properties fo:margin-top="0cm" fo:margin-bottom="0.499cm" style:contextual-spacing="false"/>
      <style:text-properties officeooo:paragraph-rsid="00175e2b"/>
    </style:style>
    <style:style style:name="P18" style:family="paragraph" style:parent-style-name="Standard">
      <style:text-properties officeooo:rsid="000ef886" officeooo:paragraph-rsid="000ef886"/>
    </style:style>
    <style:style style:name="P19" style:family="paragraph" style:parent-style-name="Standard">
      <style:text-properties officeooo:rsid="0011d9b6" officeooo:paragraph-rsid="0011d9b6"/>
    </style:style>
    <style:style style:name="P20" style:family="paragraph" style:parent-style-name="Preformatted_20_Text">
      <style:paragraph-properties fo:margin-top="0cm" fo:margin-bottom="0.499cm" style:contextual-spacing="false"/>
    </style:style>
    <style:style style:name="P21" style:family="paragraph" style:parent-style-name="Preformatted_20_Text">
      <style:paragraph-properties fo:margin-top="0cm" fo:margin-bottom="0.499cm" style:contextual-spacing="false"/>
      <style:text-properties officeooo:paragraph-rsid="002022f6"/>
    </style:style>
    <style:style style:name="P22" style:family="paragraph" style:parent-style-name="Preformatted_20_Text">
      <style:paragraph-properties fo:margin-top="0cm" fo:margin-bottom="0.499cm" style:contextual-spacing="false"/>
      <style:text-properties officeooo:paragraph-rsid="00253ede"/>
    </style:style>
    <style:style style:name="P23" style:family="paragraph" style:parent-style-name="Preformatted_20_Text">
      <style:paragraph-properties fo:margin-top="0cm" fo:margin-bottom="0.499cm" style:contextual-spacing="false"/>
      <style:text-properties officeooo:rsid="00253ede" officeooo:paragraph-rsid="00253ede"/>
    </style:style>
    <style:style style:name="P24" style:family="paragraph" style:parent-style-name="Standard">
      <style:text-properties officeooo:rsid="000ef886" officeooo:paragraph-rsid="000ef886"/>
    </style:style>
    <style:style style:name="T1" style:family="text">
      <style:text-properties officeooo:rsid="0010a1df"/>
    </style:style>
    <style:style style:name="T2" style:family="text">
      <style:text-properties officeooo:rsid="000ef49a"/>
    </style:style>
    <style:style style:name="T3" style:family="text">
      <style:text-properties officeooo:rsid="000f30c4"/>
    </style:style>
    <style:style style:name="T4" style:family="text">
      <style:text-properties officeooo:rsid="0010f4b7"/>
    </style:style>
    <style:style style:name="T5" style:family="text">
      <style:text-properties style:text-underline-style="solid" style:text-underline-width="auto" style:text-underline-color="font-color" officeooo:rsid="0013d7e9"/>
    </style:style>
    <style:style style:name="T6" style:family="text">
      <style:text-properties style:text-underline-style="solid" style:text-underline-width="auto" style:text-underline-color="font-color" officeooo:rsid="001a6fd1"/>
    </style:style>
    <style:style style:name="T7" style:family="text">
      <style:text-properties style:text-underline-style="solid" style:text-underline-width="auto" style:text-underline-color="font-color" officeooo:rsid="002022f6"/>
    </style:style>
    <style:style style:name="T8" style:family="text">
      <style:text-properties officeooo:rsid="0011d9b6"/>
    </style:style>
    <style:style style:name="T9" style:family="text">
      <style:text-properties officeooo:rsid="00120e68"/>
    </style:style>
    <style:style style:name="T10" style:family="text">
      <style:text-properties officeooo:rsid="00129875"/>
    </style:style>
    <style:style style:name="T11" style:family="text">
      <style:text-properties officeooo:rsid="00147e34"/>
    </style:style>
    <style:style style:name="T12" style:family="text">
      <style:text-properties officeooo:rsid="0013d7e9"/>
    </style:style>
    <style:style style:name="T13" style:family="text">
      <style:text-properties style:text-underline-style="none" officeooo:rsid="001dae83"/>
    </style:style>
    <style:style style:name="T14" style:family="text">
      <style:text-properties style:text-underline-style="none" officeooo:rsid="0013d7e9"/>
    </style:style>
    <style:style style:name="T15" style:family="text">
      <style:text-properties style:text-underline-style="none" officeooo:rsid="001a6fd1"/>
    </style:style>
    <style:style style:name="T16" style:family="text">
      <style:text-properties style:text-underline-style="none" officeooo:rsid="001c1572"/>
    </style:style>
    <style:style style:name="T17" style:family="text">
      <style:text-properties style:text-underline-style="none" officeooo:rsid="002022f6"/>
    </style:style>
    <style:style style:name="T18" style:family="text">
      <style:text-properties officeooo:rsid="0016adb2"/>
    </style:style>
    <style:style style:name="T19" style:family="text">
      <style:text-properties officeooo:rsid="00175e2b"/>
    </style:style>
    <style:style style:name="T20" style:family="text">
      <style:text-properties officeooo:rsid="001816a7"/>
    </style:style>
    <style:style style:name="T21" style:family="text">
      <style:text-properties officeooo:rsid="0019d03d"/>
    </style:style>
    <style:style style:name="T22" style:family="text">
      <style:text-properties fo:color="#ce9178" loext:opacity="100%" fo:font-size="10pt" style:text-underline-style="none" fo:font-weight="normal" officeooo:rsid="002022f6" fo:background-color="#1e1e1e" loext:char-shading-value="0" style:font-size-asian="10pt" style:font-size-complex="10pt"/>
    </style:style>
    <style:style style:name="T23" style:family="text">
      <style:text-properties fo:font-size="10pt" style:text-underline-style="none" officeooo:rsid="002022f6" style:font-size-asian="10pt" style:font-size-complex="10pt"/>
    </style:style>
    <style:style style:name="T24" style:family="text">
      <style:text-properties fo:font-size="10pt" style:text-underline-style="none" officeooo:rsid="00253ede" style:font-size-asian="10pt" style:font-size-complex="10pt"/>
    </style:style>
    <style:style style:name="T25" style:family="text">
      <style:text-properties fo:font-size="10pt" style:text-underline-style="none" officeooo:rsid="002022f6" fo:background-color="#d9d9d9" loext:char-shading-value="0" style:font-size-asian="10pt" style:font-size-complex="10pt"/>
    </style:style>
    <style:style style:name="T26" style:family="text">
      <style:text-properties fo:font-size="10pt" style:text-underline-style="none" officeooo:rsid="0025ce61" fo:background-color="#d9d9d9" loext:char-shading-value="0" style:font-size-asian="10pt" style:font-size-complex="10pt"/>
    </style:style>
    <style:style style:name="T27" style:family="text">
      <style:text-properties officeooo:rsid="002453a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ext:p text:style-name="P14"><text:span text:style-name="Source_20_Text"><text:span text:style-name="T12">Install c++ and cmake</text:span></text:span></text:p>
      <text:p text:style-name="P14"><text:span text:style-name="Source_20_Text"><text:span text:style-name="T14">$ sudo apt update</text:span></text:span></text:p>
      <text:p text:style-name="P14"><text:span text:style-name="Source_20_Text"><text:span text:style-name="T14">$ sudo apt install g++</text:span></text:span></text:p>
      <text:p text:style-name="P14"><text:span text:style-name="Source_20_Text"><text:span text:style-name="T13">$ sudo apt install cmake</text:span></text:span></text:p>
      <text:p text:style-name="P15"/>
      <text:p text:style-name="P15">To install git</text:p>
      <text:p text:style-name="P18"/>
      <text:p text:style-name="P18">$ sudo apt update</text:p>
      <text:p text:style-name="P18">$ sudo apt install git </text:p>
      <text:p text:style-name="P18"/>
      <text:p text:style-name="P6"/>
      <text:p text:style-name="P19">Type the following instructions in the terminal</text:p>
      <text:p text:style-name="P19"/>
      <text:p text:style-name="P11"><text:span text:style-name="Source_20_Text">$ ssh-keygen -t ed25519 -C "</text:span><text:span text:style-name="Emphasis">&lt;</text:span><text:span text:style-name="Emphasis"><text:span text:style-name="T4">datakaveri email id</text:span></text:span><text:span text:style-name="Emphasis">&gt;</text:span><text:span text:style-name="Source_20_Text">"</text:span></text:p>
      <text:p text:style-name="P7">(When asked for entering file name, enter paraphrase and same paraphrase just press enter.)</text:p>
      <text:p text:style-name="P8"><text:span text:style-name="Source_20_Text"/></text:p>
      <text:p text:style-name="P12"><text:span text:style-name="Source_20_Text">$ eval "$(ssh-agent -s)"</text:span></text:p>
      <text:p text:style-name="P11"><text:span text:style-name="Source_20_Text">&gt; Agent pid 59566</text:span></text:p>
      <text:p text:style-name="P11"><text:span text:style-name="Source_20_Text">$ ssh-add ~/.ssh/id_ed25519</text:span></text:p>
      <text:p text:style-name="P11"><text:span text:style-name="Source_20_Text"><text:span text:style-name="T8">$</text:span></text:span><text:span text:style-name="Source_20_Text"> cat ~/.ssh/id_ed25519.pub</text:span></text:p>
      <text:p text:style-name="P11"><text:span text:style-name="Source_20_Text"><text:span text:style-name="T2">Go back to browser i.e., datakaveri account, </text:span></text:span><text:span text:style-name="Source_20_Text"><text:span text:style-name="T9">click on </text:span></text:span><text:span text:style-name="Source_20_Text"><text:span text:style-name="T2">top right settings</text:span></text:span></text:p>
      <text:p text:style-name="P11"><text:span text:style-name="Source_20_Text"><text:span text:style-name="T9">In the l</text:span></text:span><text:span text:style-name="Source_20_Text"><text:span text:style-name="T2">eft panel </text:span></text:span><text:span text:style-name="Source_20_Text"><text:span text:style-name="T9">click on </text:span></text:span><text:span text:style-name="Source_20_Text"><text:span text:style-name="T2">ssh and gpg keys. </text:span></text:span><text:span text:style-name="Source_20_Text"><text:span text:style-name="T9">Then, a</text:span></text:span><text:span text:style-name="Source_20_Text"><text:span text:style-name="T2">dd new ssh key. Give it a title eg: IUDX&lt;</text:span></text:span><text:span text:style-name="Source_20_Text"><text:span text:style-name="T9">your name</text:span></text:span><text:span text:style-name="Source_20_Text"><text:span text:style-name="T2">&gt;</text:span></text:span></text:p>
      <text:p text:style-name="P11"><text:span text:style-name="Source_20_Text"><text:span text:style-name="T2">Jump to IUDX M</text:span></text:span><text:span text:style-name="Source_20_Text"><text:span text:style-name="T9">O</text:span></text:span><text:span text:style-name="Source_20_Text"><text:span text:style-name="T2">TION2NX</text:span></text:span></text:p>
      <text:p text:style-name="P11"><text:span text:style-name="Source_20_Text"><text:span text:style-name="T3">Click on code</text:span></text:span><text:span text:style-name="Source_20_Text"><text:span text:style-name="T9">(top right)</text:span></text:span><text:span text:style-name="Source_20_Text"><text:span text:style-name="T3">, </text:span></text:span><text:span text:style-name="Source_20_Text"><text:span text:style-name="T9">choose </text:span></text:span><text:span text:style-name="Source_20_Text"><text:span text:style-name="T3">SSH </text:span></text:span><text:span text:style-name="Source_20_Text"><text:span text:style-name="T9">and </text:span></text:span><text:span text:style-name="Source_20_Text"><text:span text:style-name="T3">copy that link in the appropriate folder eg: IUDX folder </text:span></text:span></text:p>
      <text:p text:style-name="P11"><text:span text:style-name="Source_20_Text"><text:span text:style-name="T3">$ git clone git@github.com:datakaveri/iudx-MOTION2NX.git</text:span></text:span></text:p>
      <text:p text:style-name="P1"><text:span text:style-name="Source_20_Text"><text:span text:style-name="T1">$ cd iudx-MOTION2NX/</text:span></text:span></text:p>
      <text:p text:style-name="P13"><text:span text:style-name="Source_20_Text"><text:span text:style-name="T5">Install Boost libraries</text:span></text:span></text:p>
      <text:p text:style-name="P13"><text:span text:style-name="Source_20_Text"><text:span text:style-name="T10">First check if boost is available using the following</text:span></text:span></text:p>
      <text:p text:style-name="P13"><text:span text:style-name="Source_20_Text"><text:span text:style-name="T12">$ </text:span></text:span><text:span text:style-name="Source_20_Text">cat /usr/local/include/boost/version.hpp | grep "BOOST_LIB_VERSION" </text:span></text:p>
      <text:p text:style-name="P13"><text:span text:style-name="Source_20_Text"><text:span text:style-name="T10">or try the following</text:span></text:span></text:p>
      <text:p text:style-name="P13"><text:span text:style-name="Source_20_Text"><text:span text:style-name="T12">$ </text:span></text:span><text:span text:style-name="Source_20_Text">cat /usr/include/boost/version.hpp | grep "BOOST_LIB_VERSION" </text:span></text:p>
      <text:p text:style-name="P16"><text:span text:style-name="Source_20_Text"><text:span text:style-name="T11">If it is not available do the following</text:span></text:span></text:p>
      <text:p text:style-name="P16"><text:soft-page-break/><text:span text:style-name="Source_20_Text"><text:span text:style-name="T12">Copy paste the following in your browser to download zipped version of Boost </text:span></text:span><text:span text:style-name="Source_20_Text"><text:span text:style-name="T18">l</text:span></text:span><text:span text:style-name="Source_20_Text"><text:span text:style-name="T12">ibraries</text:span></text:span></text:p>
      <text:p text:style-name="P13"><text:a xlink:type="simple" xlink:href="https://boostorg.jfrog.io/artifactory/main/release/1.79.0/source/boost_1_79_0.tar.gz" text:style-name="Internet_20_link" text:visited-style-name="Visited_20_Internet_20_Link"><text:span text:style-name="Source_20_Text">https://boostorg.jfrog.io/artifactory/main/release/1.79.0/source/boost_1_79_0.tar.gz</text:span></text:a><text:span text:style-name="Source_20_Text"> </text:span></text:p>
      <text:p text:style-name="P13"><text:span text:style-name="Source_20_Text"><text:span text:style-name="T12">Then </text:span></text:span><text:span text:style-name="Source_20_Text"><text:span text:style-name="T11">navigate to downloads in a new terminal. </text:span></text:span><text:span text:style-name="Source_20_Text"><text:span text:style-name="T12">Extract the files from this using</text:span></text:span></text:p>
      <text:p text:style-name="P13"><text:span text:style-name="Source_20_Text">tar -zxvf boost_1_79_0.tar.gz</text:span></text:p>
      <text:p text:style-name="P13"><text:span text:style-name="Source_20_Text">cpuCores=`cat /proc/cpuinfo | grep "cpu cores" | uniq | awk '{print $NF}'`</text:span></text:p>
      <text:p text:style-name="P17"><text:span text:style-name="Source_20_Text"><text:span text:style-name="T19">change directory to boost folder (cd boost_(click tab to get the exact file name))</text:span></text:span></text:p>
      <text:p text:style-name="P2"><text:span text:style-name="Source_20_Text"><text:span text:style-name="T20">$ </text:span></text:span><text:span text:style-name="Source_20_Text">./bootstrap.sh <text:tab/></text:span></text:p>
      <text:p text:style-name="P2"><text:span text:style-name="Source_20_Text"><text:span text:style-name="T20">$ </text:span></text:span><text:span text:style-name="Source_20_Text">sudo ./b2 --with=all -j $cpuCores install</text:span></text:p>
      <text:p text:style-name="P3"><text:span text:style-name="Source_20_Text"><text:span text:style-name="T21">Boost libraries are now installed, as a final check execute the following</text:span></text:span></text:p>
      <text:p text:style-name="P3"><text:span text:style-name="Source_20_Text">cat /usr/local/include/boost/version.hpp | grep "BOOST_LIB_VERSION" </text:span></text:p>
      <text:p text:style-name="P3"><text:span text:style-name="Source_20_Text"><text:span text:style-name="T21">Good to go if version is greater than or equal to 1_75</text:span></text:span></text:p>
      <text:p text:style-name="P4"><text:span text:style-name="Source_20_Text"><text:span text:style-name="T6">Install Eigen</text:span></text:span></text:p>
      <text:p text:style-name="P4"><text:span text:style-name="Source_20_Text"><text:span text:style-name="T15">Download zip file from </text:span></text:span><text:a xlink:type="simple" xlink:href="https://gitlab.com/libeigen/eigen/-/archive/3.4.0/eigen-3.4.0.tar.bz2" text:style-name="Internet_20_link" text:visited-style-name="Visited_20_Internet_20_Link"><text:span text:style-name="Source_20_Text"><text:span text:style-name="T6">https://gitlab.com/libeigen/eigen/-/archive/3.4.0/eigen-3.4.0.tar.bz2</text:span></text:span></text:a><text:span text:style-name="Source_20_Text"><text:span text:style-name="T15"> </text:span></text:span></text:p>
      <text:p text:style-name="P4"><text:span text:style-name="Source_20_Text"><text:span text:style-name="T15">Go to downloads using terminal and then extract the above folder using</text:span></text:span></text:p>
      <text:p text:style-name="P4"><text:span text:style-name="Source_20_Text"><text:span text:style-name="T15">$ tar -xvf eigen-3.4.0.....(whatever is the name of downloaded file)</text:span></text:span></text:p>
      <text:p text:style-name="P4"><text:span text:style-name="Source_20_Text"><text:span text:style-name="T15">$ cd eigen.....</text:span></text:span></text:p>
      <text:p text:style-name="P4"><text:span text:style-name="Source_20_Text"><text:span text:style-name="T15">$ mkdir build_dir</text:span></text:span></text:p>
      <text:p text:style-name="P4"><text:span text:style-name="Source_20_Text"><text:span text:style-name="T15">$ cd build_dir</text:span></text:span></text:p>
      <text:p text:style-name="P4"><text:span text:style-name="Source_20_Text"><text:span text:style-name="T15">$ cmake ~/Downloads/eigen-3.4.0</text:span></text:span></text:p>
      <text:p text:style-name="P4"><text:span text:style-name="Source_20_Text"><text:span text:style-name="T15">$ make install or $ sudo make install</text:span></text:span></text:p>
      <text:p text:style-name="P5"><text:span text:style-name="Source_20_Text"><text:span text:style-name="T16">Eigen is installed, check the version using the following instruction </text:span></text:span></text:p>
      <text:p text:style-name="P4"><text:span text:style-name="Source_20_Text"><text:span text:style-name="T15">$ grep "#define EIGEN_[^_]*_VERSION" /usr/local/include/eigen3/Eigen/src/Core/util/Macros.h</text:span></text:span></text:p>
      <text:p text:style-name="P9"><text:span text:style-name="Source_20_Text"><text:span text:style-name="T7">Building files</text:span></text:span></text:p>
      <text:p text:style-name="P9"><text:span text:style-name="Source_20_Text"><text:span text:style-name="T17">$ cd iudx-MOTION2NX</text:span></text:span></text:p>
      <text:p text:style-name="P21"><text:span text:style-name="Source_20_Text"><text:span text:style-name="T17">$ sudo apt-get install libssl-dev</text:span></text:span></text:p>
      <text:p text:style-name="P9"><text:span text:style-name="Source_20_Text"><text:span text:style-name="T17"/></text:span></text:p>
      <text:p text:style-name="normal"><text:soft-page-break/><text:span text:style-name="Source_20_Text"><text:span text:style-name="T17">$ </text:span></text:span><text:span text:style-name="Source_20_Text"><text:span text:style-name="T25">CC=gcc CXX=g++ cmake \</text:span></text:span></text:p>
      <text:p text:style-name="Preformatted_20_Text"><text:span text:style-name="Source_20_Text"><text:tab/>-B build_debwithrelinfo_gcc \</text:span></text:p>
      <text:p text:style-name="Preformatted_20_Text"><text:span text:style-name="Source_20_Text"><text:tab/>-DCMAKE_BUILD_TYPE=DebWithRelInfo \</text:span></text:p>
      <text:p text:style-name="Preformatted_20_Text"><text:span text:style-name="Source_20_Text"><text:tab/>-DMOTION_BUILD_EXE=On \</text:span></text:p>
      <text:p text:style-name="Preformatted_20_Text"><text:span text:style-name="Source_20_Text"><text:tab/>-DMOTION_BUILD_TESTS=On \</text:span></text:p>
      <text:p text:style-name="Preformatted_20_Text"><text:span text:style-name="Source_20_Text"><text:tab/>-DMOTION_USE_AVX=AVX2</text:span></text:p>
      <text:p text:style-name="Preformatted_20_Text"><text:span text:style-name="Source_20_Text">$ cmake --build build_debwithrelinfo_gcc</text:span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>while this takes some time, open a new terminal </text:span><text:span text:style-name="Source_20_Text"><text:span text:style-name="T27">to build smpc-compute-server</text:span></text:span></text:p>
      <text:p text:style-name="Preformatted_20_Text"><text:span text:style-name="Source_20_Text">Open datakaveri github account, smpc-compute-server-comms repository</text:span></text:p>
      <text:p text:style-name="Preformatted_20_Text"><text:span text:style-name="Source_20_Text">On the green code button select ssl, copy the link. Now navigate to the terminal</text:span></text:p>
      <text:p text:style-name="Preformatted_20_Text"><text:span text:style-name="Source_20_Text">$ cd iudx/ </text:span></text:p>
      <text:p text:style-name="Preformatted_20_Text"><text:span text:style-name="Source_20_Text">$ git clone </text:span><text:a xlink:type="simple" xlink:href="mailto:git@github.com" text:style-name="Internet_20_link" text:visited-style-name="Visited_20_Internet_20_Link"><text:span text:style-name="Source_20_Text">git@github.com</text:span></text:a><text:span text:style-name="Source_20_Text">:datakaveri/smpc-compute-server-comms.git</text:span></text:p>
      <text:p text:style-name="Preformatted_20_Text"><text:span text:style-name="Source_20_Text">Add #include &lt;options&gt; to all cpp files of smpc-compute-server-comms</text:span></text:p>
      <text:p text:style-name="Preformatted_20_Text"><text:span text:style-name="Source_20_Text"><text:span text:style-name="T22">smpc-compute-server-comms/1value_neural_net/weights_provider.cpp</text:span></text:span></text:p>
      <text:p text:style-name="Preformatted_20_Text"><text:span text:style-name="Source_20_Text">smpc-compute-server-comms/dot_product_dp/dp.cpp:</text:span></text:p>
      <text:p text:style-name="Preformatted_20_Text"><text:span text:style-name="Source_20_Text">smpc-compute-server-comms/mat_const_operations_dp/dp.cpp:</text:span></text:p>
      <text:p text:style-name="Preformatted_20_Text"><text:span text:style-name="Source_20_Text">smpc-compute-server-comms/mat_mul_dp/dp.cpp:</text:span></text:p>
      <text:p text:style-name="Preformatted_20_Text"><text:span text:style-name="Source_20_Text">smpc-compute-server-comms/mult_dp/dp.cpp:</text:span></text:p>
      <text:p text:style-name="Preformatted_20_Text"><text:span text:style-name="Source_20_Text">smpc-compute-server-comms/neural_net_dp/image_provider.cpp:</text:span></text:p>
      <text:p text:style-name="Preformatted_20_Text"><text:span text:style-name="Source_20_Text">smpc-compute-server-comms/neural_net_dp/weights_provider.cpp:</text:span></text:p>
      <text:p text:style-name="Preformatted_20_Text"><text:span text:style-name="Source_20_Text">smpc-compute-server-comms/trial_server/trial_server.cpp:</text:span></text:p>
      <text:p text:style-name="Preformatted_20_Text"><text:span text:style-name="Source_20_Text"/></text:p>
      <text:p text:style-name="Preformatted_20_Text"><text:span text:style-name="Source_20_Text">$ cd smpc-compute......</text:span></text:p>
      <text:p text:style-name="Preformatted_20_Text"><text:span text:style-name="Source_20_Text">$ cmake -S . -B build_</text:span></text:p>
      <text:p text:style-name="Preformatted_20_Text"><text:span text:style-name="Source_20_Text">$ cd build_/</text:span></text:p>
      <text:p text:style-name="P20"><text:span text:style-name="Source_20_Text"><text:span text:style-name="T23">$ make</text:span></text:span></text:p>
      <text:p text:style-name="P22"><text:span text:style-name="Source_20_Text"><text:span text:style-name="T24">Running the dot product code</text:span></text:span></text:p>
      <text:p text:style-name="P23">cd into iudx-MOTION2NX/build_deb..........</text:p>
      <text:p text:style-name="P23">Server 0:</text:p>
      <text:p text:style-name="P23">./bin/tensor_dot_product --my-id 0 --party 0,::1,7000 --party 1,::1,7001 --arithmetic-protocol beavy --boolean-protocol beavy --repetitions 1</text:p>
      <text:p text:style-name="P23"/>
      <text:p text:style-name="P23">Server 1:</text:p>
      <text:p text:style-name="P23">./bin/tensor_dot_product --my-id 1 --party 0,::1,7000 --party 1,::1,7001 --arithmetic-protocol beavy --boolean-protocol beavy --repetitions 1</text:p>
      <text:p text:style-name="P23"/>
      <text:p text:style-name="P23">cd into smpc-.../build_.../dot_product</text:p>
      <text:p text:style-name="P10"><text:span text:style-name="Source_20_Text"><text:span text:style-name="T26">Client 0: </text:span></text:span></text:p>
      <text:p text:style-name="P10"><text:span text:style-name="Source_20_Text"><text:span text:style-name="T26">./dot_product_dp --compute-server0-port 1234 --compute-server1-port 1235 --dp-id 0 </text:span></text:span></text:p>
      <text:p text:style-name="P10"><text:span text:style-name="Source_20_Text"><text:span text:style-name="T26"/></text:span></text:p>
      <text:p text:style-name="P10"><text:span text:style-name="Source_20_Text"><text:span text:style-name="T26">Client 1: </text:span></text:span></text:p>
      <text:p text:style-name="P10"><text:span text:style-name="Source_20_Text"><text:span text:style-name="T26">./dot_product_dp --compute-server0-port 1234 --compute-server1-port 1235 --dp-id 0 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ormal" style:family="paragraph">
      <style:paragraph-properties fo:margin-left="1.27cm" fo:margin-right="0cm" fo:margin-top="0.106cm" fo:margin-bottom="0.106cm" style:contextual-spacing="false" fo:line-height="100%" fo:text-align="justify" style:justify-single-word="false" fo:orphans="2" fo:widows="2" fo:text-indent="0cm" style:auto-text-indent="false" style:writing-mode="lr-tb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0T16:47:57.118103790</meta:creation-date>
    <dc:date>2024-03-07T00:12:11.982788850</dc:date>
    <meta:editing-duration>PT1H18M</meta:editing-duration>
    <meta:editing-cycles>20</meta:editing-cycles>
    <meta:generator>LibreOffice/7.3.7.2$Linux_X86_64 LibreOffice_project/30$Build-2</meta:generator>
    <meta:document-statistic meta:table-count="0" meta:image-count="0" meta:object-count="0" meta:page-count="3" meta:paragraph-count="87" meta:word-count="510" meta:character-count="3996" meta:non-whitespace-character-count="3573"/>
  </office:meta>
</office:document-meta>
</file>